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2mm"/>
    </style:style>
    <style:style style:name="co2" style:family="table-column">
      <style:table-column-properties fo:break-before="auto" style:column-width="21.38mm"/>
    </style:style>
    <style:style style:name="co3" style:family="table-column">
      <style:table-column-properties fo:break-before="auto" style:column-width="18.36mm"/>
    </style:style>
    <style:style style:name="co4" style:family="table-column">
      <style:table-column-properties fo:break-before="auto" style:column-width="16.72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5.77mm"/>
    </style:style>
    <style:style style:name="co9" style:family="table-column">
      <style:table-column-properties fo:break-before="auto" style:column-width="75.44mm"/>
    </style:style>
    <style:style style:name="co10" style:family="table-column">
      <style:table-column-properties fo:break-before="auto" style:column-width="119.61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35.93mm"/>
    </style:style>
    <style:style style:name="co13" style:family="table-column">
      <style:table-column-properties fo:break-before="auto" style:column-width="53.76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9mm" fo:break-before="auto" style:use-optimal-row-height="false"/>
    </style:style>
    <style:style style:name="ro6" style:family="table-row">
      <style:table-row-properties style:row-height="4.87mm" fo:break-before="auto" style:use-optimal-row-height="false"/>
    </style:style>
    <style:style style:name="ta1" style:family="table" style:master-page-name="PageStyle_5f_Описание">
      <style:table-properties table:display="true" style:writing-mode="lr-tb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0000" fo:padding="0.71mm"/>
    </style:style>
    <style:style style:name="ce12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2" table:number-columns-repeated="248" table:default-cell-style-name="ce7"/>
        <table:table-column table:style-name="co2" table:number-columns-repeated="767" table:default-cell-style-name="Default"/>
        <table:table-row table:style-name="ro3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region</text:p>
          </table:table-cell>
          <table:table-cell table:style-name="ce8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3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ресурсный_резерва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уникальное_озеро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зона_покоя</text:p>
          </table:table-cell>
          <table:table-cell table:style-name="ce11" table:number-columns-repeated="9"/>
          <table:table-cell table:style-name="ce12" table:number-columns-repeated="1011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рекреационно-оздоровительный_природный_комплек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ландшафтный_природный_парк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зона_поко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риродный_объек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экологический_коридор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арков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квер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итомник</text:p>
          </table:table-cell>
          <table:table-cell table:style-name="ce11" table:number-columns-repeated="9"/>
          <table:table-cell table:style-name="ce12" table:number-columns-repeated="1011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водно-болотное_угодье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зона_покоя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природный_объект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охраняемая_береговая_линия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государственный_природный_микрозаказни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биологическая_станция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водоохранная_зона_и_прибрежная_защитная_полос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запретная_полоса_леса_расположенная_вдоль_водного_объекта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учебно-научный_стационар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охраняемый_водный_объек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лесопарковая_зона_населённого_пункт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о-антропоген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микрозаказни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риродный_микрорезерва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водных_объекто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территория_рекреационного_назначен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территория_историко-культурного_назначения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лесопар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природ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рекреационная_местность_регионального_значен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природный_микрозаказник_регионального_значен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природно-исторический_комплекс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территория_охраняемого_ландшафт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рекреационная_местность_местного_значен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о-рекреационная_местность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городской_пар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рекреационный_участо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ая_заповедная_территор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прир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сударственный_природный_микрозаказни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сударственный_природный_микрозаповедни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ое_водно-болотное_угодье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биологическая_станция_(учебно-научный_стационар)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68" calcext:value-type="float">
            <text:p>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ый_водный_объек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водоохранная_зона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охраняемый_долин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городской_парк_и_городской_ле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73" calcext:value-type="float">
            <text:p>7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природный_объект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полигон_долгосрочного_экологического_мониторинга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территория_рекреационного_назначен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1" calcext:value-type="float">
            <text:p>8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природный_ландшафт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ОПТ_историко-культурного_значения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ООПТ_рекреационного_значения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ресурсоохранная_территор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6" calcext:value-type="float">
            <text:p>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охраняемый_природный_комплекс_(объект)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охраняемая_садово-парковая_территор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1" calcext:value-type="float">
            <text:p>9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лесной_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2" calcext:value-type="float">
            <text:p>9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3" calcext:value-type="float">
            <text:p>9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памятник_ландшафтной_архитектуры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парк-выставка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6" calcext:value-type="float">
            <text:p>9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7" calcext:value-type="float">
            <text:p>9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енетический_резерв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8" calcext:value-type="float">
            <text:p>9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ородской_ле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99" calcext:value-type="float">
            <text:p>9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курорт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мемориальное_дерево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экологический_полигон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экологические_плантации_и_питомники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охраняемый_водный_объект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этноприродный_парк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лесной_генетический_резерва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природное_наследие_народов_Чувашской_республики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памятное_природное_место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эколого-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зелё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историко-природный_комплекс_и_территория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природный_культурно-мемориальный_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экологический_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парк_поселения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природная_достопримечательность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не_определено_25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территория_охраняемого_ландшафт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охраняемый_объект_природного_комплекса_населённого_пункт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4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памятник_ландшафтного_искусства</text:p>
          </table:table-cell>
          <table:table-cell table:style-name="ce11" table:number-columns-repeated="9"/>
          <table:table-cell table:style-name="ce12" table:number-columns-repeated="1011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природно-исторически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эколого-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ое_природное_урочище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ый_природный_ландшаф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эколого-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экологический_пар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ландшафтный_пар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природно-исторический_пар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парковая_зона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сквер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риродно-культурная_местность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болот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алле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городской_(поселковый)_парк_культуры_и_отдых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сквер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охраняемый_природный_комплекс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охраняемый_природный_объект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экотуристическая_территор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охраняемый_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загородный_пар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природно-рекреационная_территор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ый_культурно-рекреационный_ландшафт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ая_природная_местность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историко-ландшафтный_комплек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зона_историко-природного_ландшафта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парк_культуры_и_отдыха_Ивановской_области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ландшафтный_памятни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садово-парковый_ландшаф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природно-исторический_и_экологический_пар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городской_ле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городской_парк_(сквер)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природно-культурный_комплекс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дерево-памятник_живой_природы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лесопарк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зелёная_зона_городского_и_сельского_поселен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городская_рекреационная_зона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памятник_садово-паркового_искусств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экологический_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микрозаповедни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брежная_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особо_охраняемый_геологический_объек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исторический_комплекс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остранственный_экологически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рекреацион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амятник_живой_природы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ландшафтный_парк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риродная_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болото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водный_объект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озеро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парк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зелёная_зона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не_определено_43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охраняемая_зелёная_зона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садово-парковая_территор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природно-ландшафтная_территор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охраняемая_территория_занятая_особыми_деревьями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охраняем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туристско-рекреационная_местность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ый_резерв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о-культурная_местность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болотный_комплекс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природ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природно-исторический_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экологический_парк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заповедный_участок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городской_лес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водоохранная_зон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городской_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памятник_живой_природы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природный_историко-культурный_заказник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уникальные_лесные_насаждения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историко-культурный_и_природный_музей-заповедник</text:p>
          </table:table-cell>
          <table:table-cell table:style-name="ce12" table:number-columns-repeated="1020"/>
        </table:table-row>
        <table:table-row table:style-name="ro3"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не_определено_80</text:p>
          </table:table-cell>
          <table:table-cell table:style-name="ce12" table:number-columns-repeated="1020"/>
        </table:table-row>
        <table:table-row table:style-name="ro3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природно-антропогенный_рекреацион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лиманно-плавнев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родная_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эколого-этническая_зона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природная_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рекреационная_местность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природный_микрозаказник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микрозаказник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собо_охраняемый_в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охраняемая_озеленённая_и_лесная_территор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прир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заповедное_урочище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ландшафтно-рекреационный_парк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арк-памятник_садово-паркового_искусства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зоологический_парк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риродная_территория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лиманно-плавневый_комплекс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родно-рекреационная_зона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водно-болотное_угодье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природная_заповедная_территор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нерестовый_массив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парк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ая_береговая_линия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ая_речная_система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ый_природный_ландшаф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биологическая_станция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природная_достопримечательность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ландшаф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природн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охраняемый_объект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4"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не_определено_57</text:p>
          </table:table-cell>
          <table:table-cell table:style-name="ce11" table:number-columns-repeated="9"/>
          <table:table-cell table:style-name="ce12" table:number-columns-repeated="1011"/>
        </table:table-row>
        <table:table-row table:style-name="ro3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прибрежный_природный_комплекс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ландшафтно-рекреационный_парк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парк-памятник_садово-паркового_искусства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11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5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Камчат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Алтайский кр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Т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Тыва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Ханты-Мансийс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рмский край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оми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род федерального значения Москва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Северная Осетия - Алан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0" style:font-size-asian="10pt" style:font-style-asian="normal" style:font-weight-asian="0" style:font-name-complex="Arial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Валерия Синицына</dc:creator>
    <dc:date>2020-05-28T13:36:39</dc:date>
    <meta:document-statistic meta:table-count="3" meta:cell-count="3819" meta:object-count="0"/>
    <meta:generator>LibreOffice/6.2.4.2$Linux_X86_64 LibreOffice_project/20$Build-2</meta:generator>
  </office:meta>
</office:document-meta>
</file>